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.53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0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6"/>
          <table:table-cell>
            <draw:frame table:end-cell-address="Sheet1.Y49" table:end-x="19.52mm" table:end-y="2.13mm" draw:z-index="0" draw:style-name="gr1" draw:text-style-name="P1" svg:width="425.57mm" svg:height="214.63mm" svg:x="0.35mm" svg:y="4.26mm">
              <draw:object draw:notify-on-update-of-ranges="Sheet1.B4:Sheet1.B26 Sheet1.C4:Sheet1.C26 Sheet1.D4:Sheet1.D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Start Dat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End Date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ET Scanners</text:p>
          </table:table-cell>
          <table:table-cell table:style-name="ce3" office:value-type="date" office:date-value="2018-05-31" calcext:value-type="date">
            <text:p>31/05/18</text:p>
          </table:table-cell>
          <table:table-cell table:formula="of:=([.E4] - [.C4]) + 1" office:value-type="float" office:value="25" calcext:value-type="float">
            <text:p>25</text:p>
          </table:table-cell>
          <table:table-cell table:style-name="ce3" office:value-type="date" office:date-value="2018-06-24" calcext:value-type="date">
            <text:p>24/06/18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earch Alternative Solutions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5] - [.C5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earch Kinect Camera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6] - [.C6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oint Cloud Library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7] - [.C7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ite initial report</text:p>
          </table:table-cell>
          <table:table-cell table:style-name="ce3" office:value-type="date" office:date-value="2018-05-31" calcext:value-type="date">
            <text:p>31/05/18</text:p>
          </table:table-cell>
          <table:table-cell table:formula="of:=([.E8] - [.C8]) + 1" office:value-type="float" office:value="26" calcext:value-type="float">
            <text:p>26</text:p>
          </table:table-cell>
          <table:table-cell table:style-name="ce3" office:value-type="date" office:date-value="2018-06-25" calcext:value-type="date">
            <text:p>25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it initial Report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9] - [.C9]) + 1" office:value-type="float" office:value="15" calcext:value-type="float">
            <text:p>15</text:p>
          </table:table-cell>
          <table:table-cell table:style-name="ce3" office:value-type="date" office:date-value="2018-06-25" calcext:value-type="date">
            <text:p>25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t STIR framework to Windows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10] - [.C10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ad data from the Kinect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11] - [.C11]) + 1" office:value-type="float" office:value="7" calcext:value-type="float">
            <text:p>7</text:p>
          </table:table-cell>
          <table:table-cell table:style-name="ce3" office:value-type="date" office:date-value="2018-06-17" calcext:value-type="date">
            <text:p>17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stand-alone console application to interface with Kinect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2] - [.C12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save point cloud from Kinect to file or data type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3] - [.C13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output multiple point clouds per execution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4] - [.C14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timestamp output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5] - [.C15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clean point clouds</text:p>
          </table:table-cell>
          <table:table-cell table:style-name="ce3" office:value-type="date" office:date-value="2018-07-02" calcext:value-type="date">
            <text:p>02/07/18</text:p>
          </table:table-cell>
          <table:table-cell table:formula="of:=([.E16] - [.C16]) + 1" office:value-type="float" office:value="14" calcext:value-type="float">
            <text:p>14</text:p>
          </table:table-cell>
          <table:table-cell table:style-name="ce3" office:value-type="date" office:date-value="2018-07-15" calcext:value-type="date">
            <text:p>15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register between point clouds</text:p>
          </table:table-cell>
          <table:table-cell table:style-name="ce3" office:value-type="date" office:date-value="2018-07-02" calcext:value-type="date">
            <text:p>02/07/18</text:p>
          </table:table-cell>
          <table:table-cell table:formula="of:=([.E17] - [.C17]) + 1" office:value-type="float" office:value="21" calcext:value-type="float">
            <text:p>21</text:p>
          </table:table-cell>
          <table:table-cell table:style-name="ce3" office:value-type="date" office:date-value="2018-07-22" calcext:value-type="date">
            <text:p>22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extract vector field or translation from registered point clouds</text:p>
          </table:table-cell>
          <table:table-cell table:style-name="ce3" office:value-type="date" office:date-value="2018-07-09" calcext:value-type="date">
            <text:p>09/07/18</text:p>
          </table:table-cell>
          <table:table-cell table:formula="of:=([.E18] - [.C18]) + 1" office:value-type="float" office:value="21" calcext:value-type="float">
            <text:p>21</text:p>
          </table:table-cell>
          <table:table-cell table:style-name="ce3" office:value-type="date" office:date-value="2018-07-29" calcext:value-type="date">
            <text:p>29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remove extraneous data from point cloud</text:p>
          </table:table-cell>
          <table:table-cell table:style-name="ce3" office:value-type="date" office:date-value="2018-07-16" calcext:value-type="date">
            <text:p>16/07/18</text:p>
          </table:table-cell>
          <table:table-cell table:formula="of:=([.E19] - [.C19]) + 1" office:value-type="float" office:value="14" calcext:value-type="float">
            <text:p>14</text:p>
          </table:table-cell>
          <table:table-cell table:style-name="ce3" office:value-type="date" office:date-value="2018-07-29" calcext:value-type="date">
            <text:p>29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synchronise timestamp on point cloud to output from scanner</text:p>
          </table:table-cell>
          <table:table-cell table:style-name="ce3" office:value-type="date" office:date-value="2018-08-13" calcext:value-type="date">
            <text:p>13/08/18</text:p>
          </table:table-cell>
          <table:table-cell table:formula="of:=([.E20] - [.C20]) + 1" office:value-type="float" office:value="14" calcext:value-type="float">
            <text:p>14</text:p>
          </table:table-cell>
          <table:table-cell table:style-name="ce3" office:value-type="date" office:date-value="2018-08-26" calcext:value-type="date">
            <text:p>2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translate camera space to scanner space</text:p>
          </table:table-cell>
          <table:table-cell table:style-name="ce3" office:value-type="date" office:date-value="2018-08-13" calcext:value-type="date">
            <text:p>13/08/18</text:p>
          </table:table-cell>
          <table:table-cell table:formula="of:=([.E21] - [.C21]) + 1" office:value-type="float" office:value="14" calcext:value-type="float">
            <text:p>14</text:p>
          </table:table-cell>
          <table:table-cell table:style-name="ce3" office:value-type="date" office:date-value="2018-08-26" calcext:value-type="date">
            <text:p>2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apply output from application to output from scanner</text:p>
          </table:table-cell>
          <table:table-cell table:style-name="ce3" office:value-type="date" office:date-value="2018-08-20" calcext:value-type="date">
            <text:p>20/08/18</text:p>
          </table:table-cell>
          <table:table-cell table:formula="of:=([.E22] - [.C22]) + 1" office:value-type="float" office:value="21" calcext:value-type="float">
            <text:p>21</text:p>
          </table:table-cell>
          <table:table-cell table:style-name="ce3" office:value-type="date" office:date-value="2018-09-09" calcext:value-type="date">
            <text:p>09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ite final report</text:p>
          </table:table-cell>
          <table:table-cell table:style-name="ce3" office:value-type="date" office:date-value="2018-07-30" calcext:value-type="date">
            <text:p>30/07/18</text:p>
          </table:table-cell>
          <table:table-cell table:formula="of:=([.E23] - [.C23]) + 1" office:value-type="float" office:value="54" calcext:value-type="float">
            <text:p>54</text:p>
          </table:table-cell>
          <table:table-cell table:style-name="ce3" office:value-type="date" office:date-value="2018-09-21" calcext:value-type="date">
            <text:p>21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it final report</text:p>
          </table:table-cell>
          <table:table-cell table:style-name="ce3" office:value-type="date" office:date-value="2018-08-27" calcext:value-type="date">
            <text:p>27/08/18</text:p>
          </table:table-cell>
          <table:table-cell table:formula="of:=([.E24] - [.C24]) + 1" office:value-type="float" office:value="26" calcext:value-type="float">
            <text:p>26</text:p>
          </table:table-cell>
          <table:table-cell table:style-name="ce3" office:value-type="date" office:date-value="2018-09-21" calcext:value-type="date">
            <text:p>21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t application to Windows</text:p>
          </table:table-cell>
          <table:table-cell table:style-name="ce3" office:value-type="date" office:date-value="2018-09-03" calcext:value-type="date">
            <text:p>03/09/18</text:p>
          </table:table-cell>
          <table:table-cell table:formula="of:=([.E25] - [.C25]) + 1" office:value-type="float" office:value="13" calcext:value-type="float">
            <text:p>13</text:p>
          </table:table-cell>
          <table:table-cell table:style-name="ce3" office:value-type="date" office:date-value="2018-09-15" calcext:value-type="date">
            <text:p>15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pplication to the Windows version of STIR as library</text:p>
          </table:table-cell>
          <table:table-cell table:style-name="ce3" office:value-type="date" office:date-value="2018-09-03" calcext:value-type="date">
            <text:p>03/09/18</text:p>
          </table:table-cell>
          <table:table-cell table:formula="of:=([.E26] - [.C26]) + 1" office:value-type="float" office:value="13" calcext:value-type="float">
            <text:p>13</text:p>
          </table:table-cell>
          <table:table-cell table:style-name="ce3" office:value-type="date" office:date-value="2018-09-15" calcext:value-type="date">
            <text:p>15/09/18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02:09:36.168092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42:09</meta:creation-date>
    <dc:language>en-GB</dc:language>
    <dc:date>2018-06-15T02:11:03.568528330</dc:date>
    <meta:editing-cycles>4</meta:editing-cycles>
    <meta:editing-duration>PT17M51S</meta:editing-duration>
    <meta:generator>LibreOffice/6.0.3.2$Linux_X86_64 LibreOffice_project/0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3251" chart:maximum="43364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2.558cm" svg:height="21.462cm" xlink:href=".." xlink:type="simple" chart:class="chart:bar" chart:style-name="ch1">
        <chart:plot-area chart:style-name="ch2" table:cell-range-address="Sheet1.B4:Sheet1.D26" chart:data-source-has-labels="column" svg:x="0.851cm" svg:y="0.429cm" svg:width="40.856cm" svg:height="20.604cm">
          <chartooo:coordinate-region svg:x="12.612cm" svg:y="1.077cm" svg:width="29.095cm" svg:height="19.956cm"/>
          <chart:axis chart:dimension="x" chart:name="primary-x" chart:style-name="ch3" chartooo:axis-type="auto">
            <chartooo:date-scale/>
            <chart:categories table:cell-range-address="Sheet1.B4:Sheet1.B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6" chart:class="chart:bar">
            <chart:data-point chart:repeated="23"/>
          </chart:series>
          <chart:series chart:style-name="ch7" chart:values-cell-range-address="Sheet1.D4:Sheet1.D26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esearch PET Scanners</text:p>
                <draw:g>
                  <svg:desc>Sheet1.B4:Sheet1.B26</svg:desc>
                </draw:g>
              </table:table-cell>
              <table:table-cell office:value-type="float" office:value="43251">
                <text:p>43251</text:p>
                <draw:g>
                  <svg:desc>Sheet1.C4:Sheet1.C26</svg:desc>
                </draw:g>
              </table:table-cell>
              <table:table-cell office:value-type="float" office:value="25">
                <text:p>25</text:p>
                <draw:g>
                  <svg:desc>Sheet1.D4:Sheet1.D26</svg:desc>
                </draw:g>
              </table:table-cell>
            </table:table-row>
            <table:table-row>
              <table:table-cell office:value-type="string">
                <text:p>Research Alternative Solutions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search Kinect Camera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search Point Cloud Library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rite initial report</text:p>
              </table:table-cell>
              <table:table-cell office:value-type="float" office:value="43251">
                <text:p>432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Edit initial Report</text:p>
              </table:table-cell>
              <table:table-cell office:value-type="float" office:value="43262">
                <text:p>432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ort STIR framework to Windows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ad data from the Kinect</text:p>
              </table:table-cell>
              <table:table-cell office:value-type="float" office:value="43262">
                <text:p>43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eate stand-alone console application to interface with Kinect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save point cloud from Kinect to file or data type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output multiple point clouds per execution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timestamp output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clean point clouds</text:p>
              </table:table-cell>
              <table:table-cell office:value-type="float" office:value="43283">
                <text:p>432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register between point clouds</text:p>
              </table:table-cell>
              <table:table-cell office:value-type="float" office:value="43283">
                <text:p>432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dd ability to extract vector field or translation from registered point clouds</text:p>
              </table:table-cell>
              <table:table-cell office:value-type="float" office:value="43290">
                <text:p>432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dd ability to remove extraneous data from point cloud</text:p>
              </table:table-cell>
              <table:table-cell office:value-type="float" office:value="43297">
                <text:p>432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synchronise timestamp on point cloud to output from scanner</text:p>
              </table:table-cell>
              <table:table-cell office:value-type="float" office:value="43325">
                <text:p>433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translate camera space to scanner space</text:p>
              </table:table-cell>
              <table:table-cell office:value-type="float" office:value="43325">
                <text:p>433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apply output from application to output from scanner</text:p>
              </table:table-cell>
              <table:table-cell office:value-type="float" office:value="43332">
                <text:p>433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final report</text:p>
              </table:table-cell>
              <table:table-cell office:value-type="float" office:value="43311">
                <text:p>433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Edit final report</text:p>
              </table:table-cell>
              <table:table-cell office:value-type="float" office:value="43339">
                <text:p>433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ort application to Windows</text:p>
              </table:table-cell>
              <table:table-cell office:value-type="float" office:value="43346">
                <text:p>433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dd application to the Windows version of STIR as library</text:p>
              </table:table-cell>
              <table:table-cell office:value-type="float" office:value="43346">
                <text:p>4334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